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5.852cm" style:rel-column-width="8986*"/>
    </style:style>
    <style:style style:name="Tabella1.B" style:family="table-column">
      <style:table-column-properties style:column-width="2.108cm" style:rel-column-width="1195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bold" officeooo:rsid="003c366e" officeooo:paragraph-rsid="0087c2c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officeooo:rsid="003c366e"/>
    </style:style>
    <style:style style:name="T9" style:family="text">
      <style:text-properties officeooo:rsid="0080c8f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'it_IT')&gt;</text:placeholder></text:p>
      <text:p text:style-name="P5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6"/>
        <table:table-header-rows>
          <table:table-row table:style-name="Tabella1.1">
            <table:table-cell table:style-name="Tabella1.A1" table:number-columns-spanned="6" office:value-type="string">
              <text:p text:style-name="P19"><text:span text:style-name="T4">Produzione: </text:span><text:span text:style-name="T3"><text:placeholder text:placeholder-type="text">&lt;mrp.name&gt;</text:placeholder></text:span><text:span text:style-name="T3"> </text:span><text:span text:style-name="T5">Pianificata dal: </text:span><text:span text:style-name="T3"><text:placeholder text:placeholder-type="text">&lt;mrp.date_planned&gt;</text:placeholder></text:span><text:span text:style-name="T3"> </text:span><text:span text:style-name="T6">Famiglia: </text:span><text:span text:style-name="T3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1.G1" office:value-type="string">
              <text:p text:style-name="P16"><text:placeholder text:placeholder-type="text">&lt;if test="mrp_status == 'green'"&gt;</text:placeholder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8">Semilavorati</text:p>
          </table:table-cell>
          <table:table-cell table:style-name="Tabella1.A2" office:value-type="string">
            <text:p text:style-name="P9">Corrente</text:p>
          </table:table-cell>
          <table:table-cell table:style-name="Tabella1.A2" office:value-type="string">
            <text:p text:style-name="P10">Rimanenza*</text:p>
          </table:table-cell>
          <table:table-cell table:style-name="Tabella1.A2" office:value-type="string">
            <text:p text:style-name="P9">OC per<text:span text:style-name="T9">iodo</text:span></text:p>
          </table:table-cell>
          <table:table-cell table:style-name="Tabella1.A2" office:value-type="string">
            <text:p text:style-name="P9">OF</text:p>
          </table:table-cell>
          <table:table-cell table:style-name="Tabella1.A2" office:value-type="string">
            <text:p text:style-name="P23">Arrivi</text:p>
          </table:table-cell>
          <table:table-cell table:style-name="Tabella1.G2" office:value-type="string">
            <text:p text:style-name="P7">Stato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2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20"><text:span text:style-name="T8"><text:placeholder text:placeholder-type="text">&lt;item[0].default_code&gt;</text:placeholder></text:span><text:span text:style-name="T8"> - </text:span><text:span text:style-name="T8"><text:placeholder text:placeholder-type="text">&lt;item[0].name&gt;</text:placeholder></text:span><text:span text:style-name="T8"> (</text:span><text:span text:style-name="T8"><text:placeholder text:placeholder-type="text">&lt;item[0].default_supplier.name if item[0].default_supplier else '/'&gt;</text:placeholder></text:span><text:span text:style-name="T8">)</text:span></text:p>
          </table:table-cell>
          <table:table-cell table:style-name="Tabella1.A4" office:value-type="string">
            <text:p text:style-name="P13"><text:placeholder text:placeholder-type="text">&lt;int(item[1])&gt;</text:placeholder></text:p>
          </table:table-cell>
          <table:table-cell table:style-name="Tabella1.A4" office:value-type="string">
            <text:p text:style-name="P14"><text:placeholder text:placeholder-type="text">&lt;int(item[2])&gt;</text:placeholder></text:p>
          </table:table-cell>
          <table:table-cell table:style-name="Tabella1.A4" office:value-type="string">
            <text:p text:style-name="P14"><text:placeholder text:placeholder-type="text">&lt;int(item[3])&gt;</text:placeholder></text:p>
          </table:table-cell>
          <table:table-cell table:style-name="Tabella1.A4" office:value-type="string">
            <text:p text:style-name="P15"><text:placeholder text:placeholder-type="text">&lt;int(item[4])&gt;</text:placeholder></text:p>
          </table:table-cell>
          <table:table-cell table:style-name="Tabella1.A4" office:value-type="string">
            <text:p text:style-name="P21"><text:placeholder text:placeholder-type="text">&lt;item[6].strip()&gt;</text:placeholder></text:p>
          </table:table-cell>
          <table:table-cell table:style-name="Tabella1.G4" office:value-type="string">
            <text:p text:style-name="P17"><text:placeholder text:placeholder-type="text">&lt;if test="item[5] == 'green'"&gt;</text:placeholder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6"/>
      <text:p text:style-name="P18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Rimanenza è lo stato magazzino dopo lo scarico dell'attuale riga di produzione</text:p>
        <text:p text:style-name="MP4">Stampa effettuata il <text:span text:style-name="MT1"><text:placeholder text:placeholder-type="text">&lt;get_date()&gt;</text:placeholder></text:span><text:tab/> <text:s text:c="48"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5T17:09:43.516824499</dc:date>
    <dc:creator>thebrush </dc:creator>
    <meta:editing-duration>PT11H19M16S</meta:editing-duration>
    <meta:editing-cycles>121</meta:editing-cycles>
    <meta:document-statistic meta:table-count="1" meta:image-count="6" meta:object-count="0" meta:page-count="2" meta:paragraph-count="25" meta:word-count="87" meta:character-count="813" meta:non-whitespace-character-count="706"/>
  </office:meta>
</office:document-meta>
</file>